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4.3335in"/>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TextBody">
      <style:paragraph-properties loext:contextual-spacing="false" fo:margin-top="0in" fo:margin-bottom="0.1in">
        <style:tab-stops/>
      </style:paragraph-properties>
    </style:style>
    <style:style style:name="P19" style:family="paragraph" style:parent-style-name="OOoFigure">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Figure">
      <style:paragraph-properties loext:contextual-spacing="false" fo:margin-top="0in" fo:margin-bottom="0.0398in" fo:text-align="start" style:justify-single-word="false"/>
    </style:style>
    <style:style style:name="P23" style:family="paragraph" style:parent-style-name="OOoDefinition">
      <style:paragraph-properties loext:contextual-spacing="false" fo:margin-top="0in" fo:margin-bottom="0in"/>
    </style:style>
    <style:style style:name="P24" style:family="paragraph" style:parent-style-name="OOoDefinition" style:master-page-name="">
      <style:paragraph-properties loext:contextual-spacing="false" fo:margin-top="0in" fo:margin-bottom="0in" style:page-number="auto"/>
    </style:style>
    <style:style style:name="P25" style:family="paragraph" style:parent-style-name="Table_20_Contents">
      <style:text-properties fo:font-size="14pt"/>
    </style:style>
    <style:style style:name="P26" style:family="paragraph" style:parent-style-name="OOoFigure">
      <style:paragraph-properties loext:contextual-spacing="false" fo:margin-top="0.0827in" fo:margin-bottom="0.2008in"/>
    </style:style>
    <style:style style:name="P27" style:family="paragraph" style:parent-style-name="OOoFigure" style:master-page-name="">
      <style:paragraph-properties loext:contextual-spacing="false" fo:margin-top="0.0827in" fo:margin-bottom="0.0827in" fo:text-align="center" style:justify-single-word="false" style:page-number="auto"/>
    </style:style>
    <style:style style:name="P28" style:family="paragraph" style:parent-style-name="OOoFigure">
      <style:paragraph-properties loext:contextual-spacing="false" fo:margin-top="0.0827in" fo:margin-bottom="0.0827in" fo:text-align="center" style:justify-single-word="false"/>
    </style:style>
    <style:style style:name="P29" style:family="paragraph" style:parent-style-name="OOoFigure">
      <style:paragraph-properties loext:contextual-spacing="false" fo:margin-top="0in" fo:margin-bottom="0.0827in"/>
    </style:style>
    <style:style style:name="P30" style:family="paragraph" style:parent-style-name="OOoFigure">
      <style:paragraph-properties loext:contextual-spacing="false" fo:margin-top="0.0429in" fo:margin-bottom="0.0429in"/>
    </style:style>
    <style:style style:name="P31" style:family="paragraph" style:parent-style-name="OOoDefinitionTerm" style:master-page-name="">
      <style:paragraph-properties loext:contextual-spacing="false" fo:margin-top="0.0827in" fo:margin-bottom="0.0398in" style:page-number="auto"/>
    </style:style>
    <style:style style:name="P32" style:family="paragraph" style:parent-style-name="OOoDefinitionTerm">
      <style:paragraph-properties loext:contextual-spacing="false" fo:margin-top="0.0827in" fo:margin-bottom="0.0398in"/>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margin-left="0.0827in" fo:margin-right="0in" fo:text-indent="0in" style:auto-text-indent="false"/>
    </style:style>
    <style:style style:name="P35" style:family="paragraph" style:parent-style-name="OOoTextBody">
      <style:paragraph-properties loext:contextual-spacing="false" fo:margin-top="0in" fo:margin-bottom="0.0429in"/>
    </style:style>
    <style:style style:name="P36" style:family="paragraph" style:parent-style-name="OOoTextBody">
      <style:paragraph-properties loext:contextual-spacing="false" fo:margin-top="0.0783in" fo:margin-bottom="0.0827in"/>
    </style:style>
    <style:style style:name="P37" style:family="paragraph" style:parent-style-name="OOoDefinition">
      <style:text-properties fo:language="en" fo:country="US"/>
    </style:style>
    <style:style style:name="P38" style:family="paragraph" style:parent-style-name="OOoNum_20_123_20_End" style:list-style-name="OOoNum_20_123"/>
    <style:style style:name="P39" style:family="paragraph" style:parent-style-name="OOoNum_20_123_20_Cont." style:list-style-name="OOoNum_20_123"/>
    <style:style style:name="P40" style:family="paragraph" style:parent-style-name="OOoNum_20_123_20_Start" style:list-style-name="OOoNum_20_123"/>
    <style:style style:name="P41" style:family="paragraph" style:parent-style-name="OOoNum_20_123_20_Start" style:master-page-name="">
      <style:paragraph-properties style:page-number="auto" fo:keep-with-next="always"/>
    </style:style>
    <style:style style:name="P42" style:family="paragraph" style:parent-style-name="OOoHeading_20_2">
      <style:text-properties fo:language="en" fo:country="US"/>
    </style:style>
    <style:style style:name="P43" style:family="paragraph" style:parent-style-name="OOoHeading_20_2" style:master-page-name="">
      <style:paragraph-properties style:page-number="auto"/>
    </style:style>
    <style:style style:name="P44" style:family="paragraph" style:parent-style-name="OOoHeading_20_2" style:master-page-name="">
      <style:paragraph-properties style:page-number="auto" fo:keep-with-next="auto"/>
    </style:style>
    <style:style style:name="P45" style:family="paragraph" style:parent-style-name="OOoHeading_20_2">
      <style:paragraph-properties fo:keep-with-next="always"/>
    </style:style>
    <style:style style:name="P46" style:family="paragraph" style:parent-style-name="OOoHeading_20_3">
      <style:paragraph-properties fo:margin-left="0in" fo:margin-right="0in" fo:text-indent="0in" style:auto-text-indent="false"/>
    </style:style>
    <style:style style:name="P47" style:family="paragraph" style:parent-style-name="OOoList_20_1_20_Cont." style:list-style-name="OOoBullets_20_1"/>
    <style:style style:name="P48" style:family="paragraph" style:parent-style-name="OOoList_20_1_20_Cont.">
      <style:text-properties fo:language="en" fo:country="US"/>
    </style:style>
    <style:style style:name="P49" style:family="paragraph" style:parent-style-name="OOoList_20_1_20_End" style:list-style-name="OOoBullets_20_1"/>
    <style:style style:name="P50" style:family="paragraph" style:parent-style-name="OOoList_20_1_20_End">
      <style:text-properties fo:language="en" fo:country="US"/>
    </style:style>
    <style:style style:name="P51"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2" style:family="paragraph" style:parent-style-name="OOoList_20_1_20_Start">
      <style:text-properties fo:language="en" fo:country="US"/>
    </style:style>
    <style:style style:name="P53" style:family="paragraph" style:parent-style-name="OOoList_20_1_20_Start" style:master-page-name="">
      <style:paragraph-properties style:page-number="auto" fo:keep-with-next="always"/>
    </style:style>
    <style:style style:name="P54" style:family="paragraph" style:parent-style-name="OOoHeading_20_1">
      <style:text-properties fo:language="en" fo:country="US"/>
    </style:style>
    <style:style style:name="P55" style:family="paragraph" style:parent-style-name="OOoHeading_20_1" style:master-page-name="">
      <style:paragraph-properties style:page-number="auto" fo:keep-with-next="always"/>
    </style:style>
    <style:style style:name="P56"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369111192" text:id="ct369111192">
          <text:insertion>
            <office:change-info>
              <dc:creator>f c</dc:creator>
              <dc:date>2022-11-13T13:37:00</dc:date>
            </office:change-info>
          </text:insertion>
        </text:changed-region>
        <text:changed-region xml:id="ct369111400" text:id="ct369111400">
          <text:insertion>
            <office:change-info>
              <dc:creator>f c</dc:creator>
              <dc:date>2022-11-13T13:43:00</dc:date>
            </office:change-info>
          </text:insertion>
        </text:changed-region>
        <text:changed-region xml:id="ct369114416" text:id="ct369114416">
          <text:insertion>
            <office:change-info>
              <dc:creator>f c</dc:creator>
              <dc:date>2022-11-13T13:45:00</dc:date>
            </office:change-info>
          </text:insertion>
        </text:changed-region>
        <text:changed-region xml:id="ct369114624" text:id="ct369114624">
          <text:deletion>
            <office:change-info>
              <dc:creator>f c</dc:creator>
              <dc:date>2022-11-13T13:45:00</dc:date>
            </office:change-info>
            <text:p text:style-name="OOoTextBody">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84945464" text:key1="features"/>Calc<text:alphabetical-index-mark-end text:id="IMark84945464"/><text:alphabetical-index-mark text:string-value="features" text:key1="Calc"/> include:</text:p>
      <text:list xml:id="list5570643677873609125"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55" text:outline-level="2"><text:soft-page-break/>Parts of the Main Calc Window</text:h>
      <text:p text:style-name="P14">When Calc is started, the main window looks similar to <text:sequence-ref text:reference-format="category-and-value" text:ref-name="refFigure0">Figure 1</text:sequence-ref>.</text:p>
      <text:h text:style-name="P43"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3"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28in" svg:width="6.6457in" draw:z-index="0"><draw:text-box fo:min-height="3.9335in"><text:p text:style-name="OOoFigureCaption"><draw:frame draw:style-name="fr20" draw:name="AOO41GS05_001" text:anchor-type="paragraph" svg:width="6.6398in" svg:height="3.8083in" draw:z-index="42"><draw:image xlink:href="Pictures/10000000000002CF0000017A1D44C6AD.png" xlink:type="simple" xlink:show="embed" xlink:actuate="onLoad"/></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5"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9"><text:soft-page-break/><draw:frame draw:style-name="fr2" draw:name="Figure_AOO41GS05_2" text:anchor-type="as-char" svg:width="5.1717in" draw:z-index="43"><draw:text-box fo:min-height="1.4228in"><text:p text:style-name="OOoFigureCaption"><draw:frame draw:style-name="fr21" draw:name="AOO41GS05_002" text:anchor-type="as-char" svg:width="5.1717in" svg:height="1.2256in" draw:z-index="44"><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8">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84943784" text:key1="Calc"/><text:span text:style-name="OOoMenuPath"><text:span text:style-name="T2">Function Wizard</text:span></text:span><text:alphabetical-index-mark-end text:id="IMark84943784"/><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45"><draw:text-box fo:min-height="1.4244in"><text:p text:style-name="OOoFigureCaption"><draw:frame draw:style-name="fr21" draw:name="AOO41GS05_003" text:anchor-type="as-char" svg:width="4.8398in" svg:height="1.189in" draw:z-index="46"><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1339in" svg:width="0.5465in" svg:height="0.2362in" draw:z-index="47"><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6"><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 text:string-value="sheet tabs, Calc"/><text:alphabetical-index-mark-start text:id="IMark84944456" text:key1="Calc"/>sheet tabs<text:alphabetical-index-mark-end text:id="IMark8494445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48"><draw:text-box fo:min-height="3.652in"><text:p text:style-name="OOoFigureCaption"><draw:frame draw:style-name="fr23" draw:name="AOO41GS05_005" text:anchor-type="as-char" svg:width="6.0244in" svg:height="3.4335in" draw:z-index="49"><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84943784" text:key1="Calc"/>status bar<text:alphabetical-index-mark-end text:id="IMark84943784"/>,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50"><draw:text-box fo:min-height="1.122in"><text:p text:style-name="OOoFigureCaption"><draw:frame draw:style-name="fr24" draw:name="AOO41GS05_006" text:anchor-type="as-char" svg:y="-0.752in" svg:width="4.348in" svg:height="0.8583in" draw:z-index="51"><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52"><draw:text-box fo:min-height="1.1063in"><text:p text:style-name="OOoFigureCaption"><draw:frame draw:style-name="fr24" draw:name="AOO41GS05_007" text:anchor-type="as-char" svg:y="0in" svg:width="5.2811in" svg:height="0.8472in" draw:z-index="53"><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84944456" text:key1="CSV file"/>open<text:alphabetical-index-mark-end text:id="IMark84944456"/> a CSV file in Calc:</text:p>
      <text:list xml:id="list1080364169762956116"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3716205" text:continue-numbering="true" text:style-name="OOoNum_20_123">
        <text:list-item>
          <text:p text:style-name="P38">Click <text:span text:style-name="OOoMenuPath">OK</text:span> to open the file.</text:p>
        </text:list-item>
      </text:list>
      <text:p text:style-name="OOoFigure"><text:soft-page-break/><draw:frame draw:style-name="fr6" draw:name="Figure_AOO41GS05_7" text:anchor-type="as-char" svg:y="-5.0291in" svg:width="6.5681in" draw:z-index="54"><draw:text-box fo:min-height="5.4028in"><text:p text:style-name="Figure"><draw:frame draw:style-name="fr25" draw:name="AOO41GS05_008" text:anchor-type="as-char" svg:width="6.4827in" svg:height="4.9902in" draw:z-index="55"><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84946328" text:key1="CSV file"/>save<text:alphabetical-index-mark-end text:id="IMark84946328"/> a spreadsheet as a comma separated value (CSV) file:</text:p>
      <text:list xml:id="list33698672" text:continue-list="list33716205" text:style-name="OOoNum_20_123">
        <text:list-item text:start-value="1">
          <text:p text:style-name="P41">Choose <text:span text:style-name="OOoMenuPath">File &gt; Save As</text:span>.</text:p>
        </text:list-item>
        <text:list-item>
          <text:p text:style-name="OOoNum_20_123_20_Cont.">In the <text:span text:style-name="T12">File name </text:span>box, type a name for the file.</text:p>
        </text:list-item>
        <text:list-item>
          <text:p text:style-name="P39">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6"><draw:frame draw:style-name="fr26" draw:name="AOO41GS05_009" text:anchor-type="as-char" svg:width="5.4181in" svg:height="2.1811in" draw:z-index="56"><draw:image xlink:href="Pictures/10000000000001B3000000CB36C045EB.png" xlink:type="simple" xlink:show="embed" xlink:actuate="onLoad"/></draw:frame></text:p>
      <text:list xml:id="list33712857"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57"><draw:text-box fo:min-height="2.7173in"><text:p text:style-name="Figure"><draw:frame draw:style-name="fr21" draw:name="AOO41GS05_010" text:anchor-type="as-char" svg:width="5.6465in" svg:height="2.5in" draw:z-index="58"><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84944456" text:key1="spreadsheets"/>navigate<text:alphabetical-index-mark-end text:id="IMark8494445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79606396" text:key1="spreadsheets"/><text:span text:style-name="T2">cell reference</text:span><text:alphabetical-index-mark-end text:id="IMark179606396"/><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84944456" text:key1="Calc"/>Navigator<text:alphabetical-index-mark-end text:id="IMark84944456"/><text:alphabetical-index-mark text:string-value="Calc" text:key1="Navigator"/>, click its icon <draw:frame draw:style-name="fr27" draw:name="AOO41GS05_011_NavigatorIcon" text:anchor-type="as-char" svg:width="0.2756in" svg:height="0.2756in" draw:z-index="59"><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AOO41GS05_012_SheetsNumbers" text:anchor-type="as-char" svg:y="-0.1646in" svg:width="0.8228in" svg:height="0.2083in" draw:z-index="60"><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2.8835in" draw:z-index="61"><draw:text-box fo:min-height="3.6783in"><text:p text:style-name="Figure"><draw:frame draw:style-name="fr25" draw:name="AOO41GS05_013" text:anchor-type="as-char" svg:width="2.8835in" svg:height="3.3882in" draw:z-index="62"><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2756in" svg:height="0.2402in" draw:z-index="63"><draw:image xlink:href="Pictures/100000000000001B0000001AF04C4F65.png" xlink:type="simple" xlink:show="embed" xlink:actuate="onLoad"/></draw:frame>. Click this icon again to show the list.</text:p>
      <text:h text:style-name="P44"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3716839" text:continue-list="list5570643677873609125" text:style-name="OOoBullets_20_1">
        <text:list-item>
          <text:p text:style-name="P53">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64"><draw:text-box fo:min-height="2.8783in"><text:p text:style-name="P22"><draw:frame draw:style-name="fr21" draw:name="AOO41GS05_015" text:anchor-type="as-char" svg:width="5.2319in" svg:height="2.6634in" draw:z-index="6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3722438" text:continue-list="list33716839"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66"><draw:text-box fo:min-height="1.5146in"><text:p text:style-name="OOoFigureCaption"><draw:frame draw:style-name="fr21" draw:name="AOO41GS05_016" text:anchor-type="as-char" svg:width="5.3957in" svg:height="1.302in" draw:z-index="67"><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9"><draw:frame draw:style-name="fr9" draw:name="Figure_AOO41GS05_12" text:anchor-type="as-char" svg:width="3.7016in" draw:z-index="68"><draw:text-box fo:min-height="2.6764in"><text:p text:style-name="OOoFigureCaption"><draw:frame draw:style-name="fr20" draw:name="AOO41GS05_017" text:anchor-type="paragraph" svg:width="3.6953in" svg:height="2.4756in" draw:z-index="69"><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85100264" text:key1="selection, in Calc"/>Cells<text:bookmark-end text:name="__RefHeading__7397_801999168"/><text:alphabetical-index-mark-end text:id="IMark85100264"/></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3722428" text:continue-list="list3371285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3709816" text:continue-list="list33722428"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3721738" text:continue-list="list33709816"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3709625" text:continue-list="list33721738" text:style-name="OOoNum_20_123">
        <text:list-item text:start-value="1">
          <text:p text:style-name="P40"><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1">Range of noncontiguous cells</text:p>
      <text:list xml:id="list33722603" text:continue-list="list33709625"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179633336" text:key1="selection, in Calc"/>columns<text:alphabetical-index-mark-end text:id="IMark179633336"/> and <text:alphabetical-index-mark-start text:id="IMark84840856" text:key1="selection, in Calc"/>rows<text:alphabetical-index-mark-end text:id="IMark8484085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3725647" text:continue-list="list33722603"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3724088" text:continue-list="list33725647"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9"><draw:frame draw:style-name="fr2" draw:name="Figure_AOO41GS05_13" text:anchor-type="as-char" svg:width="2.4984in" draw:z-index="70"><draw:text-box fo:min-height="1.1453in"><text:p text:style-name="OOoFigureCaption"><draw:frame draw:style-name="fr21" draw:name="AOO41GS05_018" text:anchor-type="as-char" svg:width="2.4984in" svg:height="0.8992in" draw:z-index="71"><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85511836" text:key1="selection, in Calc"/>Sheets<text:alphabetical-index-mark-end text:id="IMark85511836"/></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3715183" text:continue-list="list33724088"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3706090" text:continue-list="list33715183"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3726414" text:continue-list="list33706090"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3718167" text:continue-list="list3372641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3702162" text:continue-list="list33718167"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33700364" text:continue-list="list33702162"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3699602" text:continue-list="list3370036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3712034" text:continue-list="list33722438"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9"><draw:frame draw:style-name="fr10" draw:name="Figure_AOO41GS05_14" text:anchor-type="as-char" svg:width="3.5937in" draw:z-index="72"><draw:text-box fo:min-height="1.2492in"><text:p text:style-name="OOoFigureCaption"><draw:frame draw:style-name="fr20" draw:name="AOO41GS05_019" text:anchor-type="paragraph" svg:width="3.5902in" svg:height="1.0472in" draw:z-index="73"><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74"><draw:text-box fo:min-height="3.348in"><text:p text:style-name="OOoFigureCaption"><draw:frame draw:style-name="fr30" draw:name="AOO41GS05_020" text:anchor-type="as-char" svg:width="6.0417in" svg:height="3.0783in" draw:z-index="75"><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76"><draw:text-box fo:min-height="1.1181in"><text:p text:style-name="OOoFigureCaption"><draw:frame draw:style-name="fr31" draw:name="AOO41GS05_021" text:anchor-type="as-char" svg:width="3.0819in" svg:height="0.9291in" draw:z-index="77"><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39">Select <text:span text:style-name="OOoMenuPath">Move/Copy Sheet</text:span> from the context menu.</text:p>
        </text:list-item>
        <text:list-item>
          <text:p text:style-name="P39">On the Move/Copy Sheet dialog (<text:sequence-ref text:reference-format="category-and-value" text:ref-name="refFigure16">Figure 17</text:sequence-ref>):</text:p>
        </text:list-item>
      </text:list>
      <text:list xml:id="list33718478" text:continue-list="list33712034"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3722296" text:continue-list="list1189579886" text:style-name="OOoNum_20_123">
        <text:list-item>
          <text:p text:style-name="P38">When you are done, click <text:span text:style-name="OOoMenuPath">OK</text:span>.</text:p>
        </text:list-item>
      </text:list>
      <text:p text:style-name="OOoFigure"><text:soft-page-break/><draw:frame draw:style-name="fr5" draw:name="Figure_AOO41GS05_17" text:anchor-type="as-char" svg:width="3.6835in" draw:z-index="78"><draw:text-box fo:min-height="3.1417in"><text:p text:style-name="OOoFigureCaption"><draw:frame draw:style-name="fr25" draw:name="AOO41GS05_022" text:anchor-type="as-char" svg:width="3.6835in" svg:height="2.8846in" draw:z-index="79"><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2634in" svg:width="0.4307in" svg:height="0.398in" draw:z-index="80"><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text:span><text:change-start text:change-id="ct369111192"/><text:span text:style-name="T2">o</text:span><text:change-end text:change-id="ct369111192"/><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7">Right-click on a sheet tab and choose <text:span text:style-name="OOoMenuPath">Rename Sheet</text:span> from the pop-up menu; replace the existing name with a better one.</text:p>
        </text:list-item>
        <text:list-item>
          <text:p text:style-name="P49">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text:change-start text:change-id="ct369111400"/>they <text:change-end text:change-id="ct369111400"/>are frozen into place.</text:p>
      <text:p text:style-name="OOoTextBody">You can set the freeze point at a row, a column, or both a row and a column as in <text:sequence-ref text:reference-format="category-and-value" text:ref-name="refFigure17">Figure 18</text:sequence-ref>.</text:p>
      <text:p text:style-name="P32">Freezing single rows or columns</text:p>
      <text:list xml:id="list33719050" text:continue-list="list33699602" text:style-name="OOoNum_20_123">
        <text:list-item text:start-value="1">
          <text:p text:style-name="P40">Click on the header for the row below where you want the freeze or for the column to the right of where you want the freeze.</text:p>
        </text:list-item>
        <text:list-item>
          <text:p text:style-name="P39">Choose <text:span text:style-name="OOoMenuPath">Window &gt; Freeze</text:span><text:span text:style-name="OOoMenuPath"><text:span text:style-name="T14">.</text:span></text:span></text:p>
        </text:list-item>
        <text:list-item>
          <text:p text:style-name="P38"><text:span text:style-name="OOoDefault">A dark line appears, indicating where the freeze is put.</text:span></text:p>
        </text:list-item>
      </text:list>
      <text:p text:style-name="P32">Freezing a row and a column</text:p>
      <text:list xml:id="list33717107" text:continue-list="list33719050" text:style-name="OOoNum_20_123">
        <text:list-item text:start-value="1">
          <text:p text:style-name="P40">Click into the cell that is immediately below the row you want frozen and immediately to the right of the column you want frozen.</text:p>
        </text:list-item>
        <text:list-item>
          <text:p text:style-name="P39">Choose <text:span text:style-name="OOoMenuPath">Window &gt; Freeze</text:span><text:span text:style-name="OOoMenuPath"><text:span text:style-name="T14">.</text:span></text:span></text:p>
        </text:list-item>
        <text:list-item>
          <text:p text:style-name="P38">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9"><text:soft-page-break/><draw:frame draw:style-name="fr7" draw:name="Figure_AOO41GS05_18" text:anchor-type="as-char" svg:width="6.2583in" draw:z-index="81"><draw:text-box fo:min-height="3.2264in"><text:p text:style-name="Figure"><draw:frame draw:style-name="fr32" draw:name="AOO41GS05_024" text:anchor-type="as-char" svg:width="6.2583in" svg:height="2.9571in" draw:z-index="8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84866228" text:key1="Calc"/>splitting the screen<text:alphabetical-index-mark-end text:id="IMark84866228"/>.<text:span text:style-name="T7">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igure_AOO41GS05_19" text:anchor-type="as-char" svg:y="-2.8799in" svg:width="2.5299in" draw:z-index="83"><draw:text-box fo:min-height="2.828in"><text:p text:style-name="OOoFigureCaption"><draw:frame draw:style-name="fr33" draw:name="AOO41GS05_025" text:anchor-type="as-char" svg:width="2.5299in" svg:height="2.5902in" draw:z-index="8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3702900" text:continue-list="list33717107"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7"><text:soft-page-break/><draw:frame draw:style-name="fr1" draw:name="Figure_AOO41GS05_20" text:anchor-type="as-char" svg:y="-1.2362in" svg:width="3.4126in" draw:z-index="85"><draw:text-box fo:min-height="1.2472in"><text:p text:style-name="P20"><draw:frame draw:style-name="fr20" draw:name="AOO41GS05_026" text:anchor-type="paragraph" svg:width="2.3138in" svg:height="1.0374in" draw:z-index="86"><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3725253"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8"><draw:frame draw:style-name="fr9" draw:name="Figure_AOO41GS05_21" text:anchor-type="as-char" svg:width="2.2256in" draw:z-index="87"><draw:text-box fo:min-height="1.7256in"><text:p text:style-name="P21"><draw:frame draw:style-name="fr34" draw:name="AOO41GS05_027_VerticalSplitRulerwithCursor" text:anchor-type="as-char" svg:width="0.5425in" svg:height="1.2717in" draw:z-index="88"><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3714487"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hus,</text:span> you can make changes to the Beta and A0 values and watch their <text:change-start text:change-id="ct369114416"/>e<text:change-end text:change-id="ct369114416"/><text:change text:change-id="ct369114624"/>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3706292" text:continue-list="list33714487"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9"><draw:frame draw:style-name="fr9" draw:name="Figure_AOO41GS05_22" text:anchor-type="as-char" svg:width="3.0701in" draw:z-index="89"><draw:text-box fo:min-height="1.1665in"><text:p text:style-name="OOoFigureCaption"><draw:frame draw:style-name="fr20" draw:name="AOO41GS05_028" text:anchor-type="paragraph" svg:width="3.0374in" svg:height="0.8665in" draw:z-index="90"><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3713008"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3722134" text:continue-list="list33718478" text:style-name="OOoBullets_20_1">
        <text:list-item>
          <text:p text:style-name="OOoList_20_1_20_Cont.">Click on and drag the split lines back to their places at the ends of the scroll bars.</text:p>
        </text:list-item>
        <text:list-item>
          <text:p text:style-name="P51">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84813212" text:key1="data entry, Calc"/>Numbers<text:alphabetical-index-mark-end text:id="IMark84813212"/></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9"><text:soft-page-break/><text:span text:style-name="OOoMenuPath"><text:span text:style-name="T9"><draw:frame draw:style-name="fr13" draw:name="Figure_AOO41GS05_23" text:anchor-type="as-char" svg:y="-1.8799in" svg:width="6.3098in" draw:z-index="91"><draw:text-box fo:min-height="4.4161in"><text:p text:style-name="OOoFigureCaption"><draw:frame draw:style-name="fr20" draw:name="AOO41GS05_029" text:anchor-type="paragraph" svg:width="6.3043in" svg:height="4.2189in" draw:z-index="92"><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85509484" text:key1="data entry, Calc"/>Text<text:alphabetical-index-mark-end text:id="IMark85509484"/></text:h>
      <text:p text:style-name="OOoTextBody">Click in the cell and type the text. Text is left-aligned by default.</text:p>
      <text:h text:style-name="OOoHeading_20_2" text:outline-level="3">Entering <text:alphabetical-index-mark-start text:id="IMark85509484" text:key1="data entry, Calc"/>Numbers as Text<text:alphabetical-index-mark-end text:id="IMark85509484"/></text:h>
      <text:p text:style-name="P11">A number can be entered as text to preserve a leading zero by<text:span text:style-name="T7"> </text:span>entering an apostrophe before the number, like this: <text:span text:style-name="OOoKeyboardInput">'01481</text:span>.</text:p>
      <text:p text:style-name="P5">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85509484" text:key1="data entry, Calc"/>Dates and Times<text:alphabetical-index-mark-end text:id="IMark85509484"/></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85509484"/>Automatic Changes<text:alphabetical-index-mark-end text:id="IMark8550948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84835392"/>quotation marks<text:alphabetical-index-mark-end text:id="IMark84835392"/>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84835392"/>AutoInput<text:alphabetical-index-mark-end text:id="IMark8483539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84832464" text:key1="data entry, Calc"/>Fill Tool<text:alphabetical-index-mark-end text:id="IMark84832464"/>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2634in" svg:width="0.4307in" svg:height="0.398in" draw:z-index="93"><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94"><draw:text-box fo:min-height="2.4673in"><text:p text:style-name="OOoFigureCaption"><draw:frame draw:style-name="fr25" draw:name="AOO41GS05_031" text:anchor-type="as-char" svg:width="4.9827in" svg:height="2.2181in" draw:z-index="95"><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84835392" text:key1="data entry, Calc"/>fill series<text:alphabetical-index-mark-end text:id="IMark84835392"/>.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96"><draw:text-box fo:min-height="2.8772in"><text:p text:style-name="OOoFigureCaption"><draw:frame draw:style-name="fr25" draw:name="AOO41GS05_032" text:anchor-type="as-char" svg:width="6.6457in" svg:height="2.661in" draw:z-index="9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98"><draw:text-box fo:min-height="2.7398in"><text:p text:style-name="P33"><draw:frame draw:style-name="fr35" draw:name="AOO41GS05_033" text:anchor-type="as-char" svg:y="-2.5181in" svg:width="2.3646in" svg:height="2.5146in" draw:z-index="9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3696350" text:continue-list="list33713008"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100"><draw:text-box fo:min-height="2.0134in"><text:p text:style-name="OOoFigureCaption"><draw:frame draw:style-name="fr36" draw:name="AOO41GS05_034" text:anchor-type="as-char" svg:y="-1.5252in" svg:width="6.6457in" svg:height="1.7764in" draw:z-index="10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3713798"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9"><text:span text:style-name="OOoMenuPath"><text:span text:style-name="T14"><draw:frame draw:style-name="fr14" draw:name="Figure_AOO41GS05_28" text:anchor-type="as-char" svg:width="6.5638in" draw:z-index="102"><draw:text-box fo:min-height="2.3374in"><text:p text:style-name="OOoFigureCaption"><draw:frame draw:style-name="fr37" draw:name="AOO41GS05_035" text:anchor-type="as-char" svg:width="6.5638in" svg:height="2.0783in" draw:z-index="10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40"><draw:image xlink:href="Pictures/10000201000000A40000014192F44D7A.png" xlink:type="simple" xlink:show="embed" xlink:actuate="onLoad"/></draw:frame>Using <text:alphabetical-index-mark text:string-value="selection lists, Calc"/><text:alphabetical-index-mark-start text:id="IMark177887404" text:key1="data entry, Calc"/>Selection Lists<text:alphabetical-index-mark-end text:id="IMark177887404"/></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9"><text:span text:style-name="OOoDefault"><text:span text:style-name="T1"><draw:frame draw:style-name="fr14" draw:name="Figure_AOO41GS05_29" text:anchor-type="as-char" svg:width="4.2634in" draw:z-index="104"><draw:text-box fo:min-height="3.1173in"><text:p text:style-name="OOoFigureCaption"><draw:frame draw:style-name="fr21" draw:name="AOO41GS05_037" text:anchor-type="as-char" svg:width="4.2634in" svg:height="2.9in" draw:z-index="10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9"><text:soft-page-break/><draw:frame draw:style-name="fr16" draw:name="Figure_AOO41GS05_30" text:anchor-type="as-char" svg:y="-3.7409in" svg:width="5.9335in" draw:z-index="1"><draw:text-box fo:min-height="3.9252in"><text:p text:style-name="OOoFigureCaption"><draw:frame draw:style-name="fr20" draw:name="AOO41GS05_038" text:anchor-type="paragraph" svg:width="5.9335in" svg:height="3.9374in" draw:z-index="2"><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19"><text:span text:style-name="OOoDefault"><text:span text:style-name="T1"><draw:frame draw:style-name="fr14" draw:name="Figure_AOO41GS05_31" text:anchor-type="as-char" svg:width="5.8252in" draw:z-index="3"><draw:text-box fo:min-height="1.4209in"><text:p text:style-name="OOoFigureCaption"><draw:frame draw:style-name="fr20" draw:name="AOO41GS05_039" text:anchor-type="paragraph" svg:width="5.7602in" svg:height="1.2957in" draw:z-index="4"><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draw:text-box fo:min-height="1.1528in"><text:p text:style-name="OOoFigureCaption"><draw:frame draw:style-name="fr39" draw:name="AOO41GS05_040" text:anchor-type="paragraph" svg:x="-0.0008in" svg:y="0.0161in" svg:width="4.6457in" svg:height="1.0071in" draw:z-index="6"><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9"><draw:frame draw:style-name="fr17" draw:name="Figure_AOO41GS05_33" text:anchor-type="as-char" svg:width="4.872in" draw:z-index="7"><draw:text-box fo:min-height="0.9091in"><text:p text:style-name="OOoFigureCaption"><draw:frame draw:style-name="fr20" draw:name="AOO41GS05_041" text:anchor-type="paragraph" svg:width="4.8193in" svg:height="0.722in" draw:z-index="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9"><draw:text-box fo:min-height="1.0846in"><text:p text:style-name="P33"><draw:frame draw:style-name="fr40" draw:name="AOO41GS05_042" text:anchor-type="as-char" svg:width="2.3811in" svg:height="0.4791in" draw:z-index="1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2">Apply any of the data types in the Category list to the data.</text:p>
        </text:list-item>
      </text:list>
      <text:list xml:id="list33695533" text:continue-list="list33722134" text:style-name="OOoBullets_20_1">
        <text:list-item>
          <text:p text:style-name="P48">Control the number of decimal places and leading zeros.</text:p>
        </text:list-item>
        <text:list-item>
          <text:p text:style-name="P50">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11"><draw:text-box fo:min-height="3.9783in"><text:p text:style-name="Figure"><draw:frame draw:style-name="fr41" draw:name="AOO41GS05_043" text:anchor-type="paragraph" svg:width="6.4953in" svg:height="3.6398in" style:rel-height="scale" draw:z-index="12"><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2" draw:name="AOO41GS05_044_FontColor" text:anchor-type="paragraph" svg:x="4.9236in" svg:y="0.0161in" svg:width="1.7862in" svg:height="2.5827in" draw:z-index="41"><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2"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84865412" text:key1="formatting, Calc"/><text:alphabetical-index-mark-start text:id="IMark84942968" text:key1="Calc"/>AutoFormat<text:alphabetical-index-mark-end text:id="IMark84942968"/><text:alphabetical-index-mark-end text:id="IMark84865412"/><text:alphabetical-index-mark text:string-value="AutoFormat, Calc"/> feature to quickly apply a set of cell formats to a sheet or a selected cell range.</text:p>
      <text:list xml:id="list33708610" text:continue-list="list33713798"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13"><draw:text-box fo:min-height="3.6783in"><text:p text:style-name="OOoFigureCaption"><draw:frame draw:style-name="fr43" draw:name="AOO41GS05_045" text:anchor-type="as-char" svg:width="6.6846in" svg:height="3.4091in" draw:z-index="1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3695438"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3708908" text:continue-list="list33695438"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77887404" text:key1="formatting, Calc"/><text:alphabetical-index-mark-start text:id="IMark84813212" text:key1="Calc"/>Themes<text:alphabetical-index-mark-end text:id="IMark84813212"/><text:alphabetical-index-mark-end text:id="IMark177887404"/></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3705105" text:continue-list="list33708908"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15"><draw:text-box fo:min-height="0.6472in"><text:p text:style-name="FigureCaption"><draw:frame draw:style-name="fr20" draw:name="AOO41GS05_046" text:anchor-type="paragraph" svg:width="2.5118in" svg:height="0.6091in" draw:z-index="16"><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3714971" text:continue-numbering="true" text:style-name="OOoNum_20_123">
        <text:list-item>
          <text:p text:style-name="P39">In the Theme Selection dialog, select the theme that you want to apply to the spreadsheet. As soon as you select a theme, some properties of the custom styles are applied to the open spreadsheet and are immediately visible.</text:p>
        </text:list-item>
        <text:list-item>
          <text:p text:style-name="P38">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84815420"/>Conditional Formatting<text:alphabetical-index-mark-end text:id="IMark84815420"/></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5.9728in" draw:z-index="17"><draw:text-box fo:min-height="2.552in"><text:p text:style-name="OOoFigureCaption"><draw:frame draw:style-name="fr44" draw:name="AOO41GS05_047" text:anchor-type="as-char" svg:width="5.9728in" svg:height="2.3429in" draw:z-index="18"><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5">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9"><draw:frame draw:style-name="fr5" draw:name="Figure_AOO41GS05_39" text:anchor-type="as-char" svg:width="3.5346in" draw:z-index="19"><draw:text-box fo:min-height="2.2528in"><text:p text:style-name="OOoFigureCaption"><draw:frame draw:style-name="fr45" draw:name="AOO41GS05_048" text:anchor-type="as-char" svg:y="-1.9339in" svg:width="3.5346in" svg:height="2.0126in" draw:z-index="20"><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6">All of these options are further discussed in Chapter 9 in the <text:span text:style-name="OOoEmphasis">Calc Guide</text:span>.</text:p>
      <text:h text:style-name="P54" text:outline-level="2">Printing</text:h>
      <text:p text:style-name="P4">Printing from Calc is much the same as <text:alphabetical-index-mark-start text:id="IMark84813068" text:key1="Calc"/>printing<text:alphabetical-index-mark-end text:id="IMark8481306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6" text:outline-level="4">Defining a Print Range</text:h>
      <text:p text:style-name="OOoTextBody_5f_ListIntro">To define a new print range or modify an existing print range:</text:p>
      <text:list xml:id="list33709257" text:continue-list="list33714971"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3711731" text:continue-list="list33709257"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3724999" text:continue-list="list33711731"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21"><draw:text-box fo:min-height="4.4063in"><text:p text:style-name="OOoFigureCaption"><draw:frame draw:style-name="fr46" draw:name="AOO41GS05_049" text:anchor-type="as-char" svg:y="-3.9402in" svg:width="6.2575in" svg:height="4.2118in" draw:z-index="22"><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5"><draw:frame draw:style-name="fr47" draw:name="AOO41GS05_050_TopToBottom" text:anchor-type="as-char" svg:width="0.9583in" svg:height="0.698in" draw:z-index="23"><draw:image xlink:href="Pictures/100000000000005C00000043AC9B4969.png" xlink:type="simple" xlink:show="embed" xlink:actuate="onLoad"/></draw:frame></text:p>
          </table:table-cell>
          <table:table-cell table:style-name="Table68.A1" office:value-type="string">
            <text:p text:style-name="P34">Left to right, then down</text:p>
          </table:table-cell>
          <table:table-cell table:style-name="Table68.D1" office:value-type="string">
            <text:p text:style-name="P25"><draw:frame draw:style-name="fr48" draw:name="AOO41GS05_051_LeftToRight" text:anchor-type="as-char" svg:width="0.9583in" svg:height="0.698in" draw:z-index="24"><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3709659" text:continue-list="list33695533"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3701299" text:continue-list="list33709659"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84814892" text:key1="printing"/>Rows or Columns on Every Page<text:alphabetical-index-mark-end text:id="IMark8481489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3717888" text:continue-list="list33724999"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39">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38">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25"><draw:text-box fo:min-height="2.2744in"><text:p text:style-name="OOoFigureCaption"><draw:frame draw:style-name="fr25" draw:name="AOO41GS05_052" text:anchor-type="as-char" svg:width="6.6063in" svg:height="2.0543in" draw:z-index="26"><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3700689" text:continue-list="list33717888"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3715247" text:continue-list="list3370068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3715424" text:continue-list="list33715247"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27"><draw:text-box fo:min-height="3.611in"><text:p text:style-name="OOoFigureCaption"><draw:frame draw:style-name="fr49" draw:name="AOO41GS05_053" text:anchor-type="as-char" svg:width="5.9882in" svg:height="3.3508in" draw:z-index="28"><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0"><draw:frame draw:style-name="fr7" draw:name="Figure_AOO41GS05_43" text:anchor-type="as-char" svg:width="5.9484in" draw:z-index="29"><draw:text-box fo:min-height="3.9638in"><text:p text:style-name="OOoFigureCaption"><draw:frame draw:style-name="fr50" draw:name="AOO41GS05_054" text:anchor-type="as-char" svg:width="5.9484in" svg:height="3.7244in" draw:z-index="30"><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9"><text:span text:style-name="OOoDefault"><draw:frame draw:style-name="fr7" draw:name="Figure_AOO41GS05_44" text:anchor-type="as-char" svg:width="6.6055in" draw:z-index="31"><draw:text-box fo:min-height="3.1929in"><text:p text:style-name="OOoFigureCaption"><draw:frame draw:style-name="fr51" draw:name="AOO41GS05_055" text:anchor-type="as-char" svg:width="6.6055in" svg:height="2.9984in" draw:z-index="32"><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3"><draw:frame draw:style-name="fr52" draw:name="AOO41GS05_056_TextAttributesIcon" text:anchor-type="as-char" svg:y="-0.1874in" svg:width="0.3126in" svg:height="0.2484in" draw:z-index="33"><draw:image xlink:href="Pictures/100000000000001E00000018A47405AB.png" xlink:type="simple" xlink:show="embed" xlink:actuate="onLoad"/></draw:frame> Opens the Text Attributes dialog.</text:p>
      <text:p text:style-name="P23"><draw:frame draw:style-name="fr52" draw:name="AOO41GS05_057_TotalNumberPages" text:anchor-type="as-char" svg:y="-0.2228in" svg:width="0.3126in" svg:height="0.2484in" draw:z-index="34"><draw:image xlink:href="Pictures/100000000000001E0000001879479F74.png" xlink:type="simple" xlink:show="embed" xlink:actuate="onLoad"/></draw:frame> Inserts the total number of pages.</text:p>
      <text:p text:style-name="P24"><draw:frame draw:style-name="fr52" draw:name="AOO41GS05_058_InsertFileName" text:anchor-type="as-char" svg:y="-0.2429in" svg:width="0.3126in" svg:height="0.2484in" draw:z-index="35"><draw:image xlink:href="Pictures/100000000000001E00000018AB5E2C0C.png" xlink:type="simple" xlink:show="embed" xlink:actuate="onLoad"/></draw:frame> Inserts the File Name field.</text:p>
      <text:p text:style-name="P23"><draw:frame draw:style-name="fr52" draw:name="AOO41GS05_059_InsertDateField" text:anchor-type="as-char" svg:y="-0.2634in" svg:width="0.3126in" svg:height="0.2484in" draw:z-index="36"><draw:image xlink:href="Pictures/100000000000001E00000018E9E0B9EB.png" xlink:type="simple" xlink:show="embed" xlink:actuate="onLoad"/></draw:frame> Inserts the Date field.</text:p>
      <text:p text:style-name="P23"><draw:frame draw:style-name="fr52" draw:name="AOO41GS05_060_InsertSheetName" text:anchor-type="as-char" svg:y="-0.2835in" svg:width="0.3126in" svg:height="0.2484in" draw:z-index="37"><draw:image xlink:href="Pictures/100000000000001E000000189A141281.png" xlink:type="simple" xlink:show="embed" xlink:actuate="onLoad"/></draw:frame> Inserts the Sheet Name field.</text:p>
      <text:p text:style-name="P23"><draw:frame draw:style-name="fr52" draw:name="AOO41GS05_061_InsertTimeField" text:anchor-type="as-char" svg:y="-0.2465in" svg:width="0.3126in" svg:height="0.2484in" draw:z-index="38"><draw:image xlink:href="Pictures/100000000000001E000000183BF23057.png" xlink:type="simple" xlink:show="embed" xlink:actuate="onLoad"/></draw:frame> Inserts the Time field.</text:p>
      <text:p text:style-name="P37"><draw:frame draw:style-name="fr52" draw:name="AOO41GS05_062_InsertCurrentPageNumber" text:anchor-type="as-char" svg:y="-0.2252in" svg:width="0.3126in" svg:height="0.2484in" draw:z-index="39"><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43</text:page-number></text:p>
      </style:footer>
      <style:footer-left>
        <text:p text:style-name="OOoFooter"><text:page-number text:select-page="current">42</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11-13T13:47:27.18</dc:date>
    <dc:creator>f c</dc:creator>
    <meta:editing-duration>PT23H50M39S</meta:editing-duration>
    <meta:editing-cycles>157</meta:editing-cycles>
    <meta:generator>OpenOffice/4.1.13$Win32 OpenOffice.org_project/4113m1$Build-9810</meta:generator>
    <meta:keyword>Version 4.1</meta:keyword>
    <dc:subject>Apache OpenOffice User Guides</dc:subject>
    <meta:document-statistic meta:table-count="24" meta:image-count="62" meta:object-count="0" meta:page-count="43" meta:paragraph-count="722" meta:word-count="11936" meta:character-count="65131"/>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